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1984in"/>
    </style:style>
    <style:style style:name="co3" style:family="table-column">
      <style:table-column-properties fo:break-before="auto" style:column-width="2.4854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7929in"/>
    </style:style>
    <style:style style:name="co6" style:family="table-column">
      <style:table-column-properties fo:break-before="auto" style:column-width="1.6528in"/>
    </style:style>
    <style:style style:name="co7" style:family="table-column">
      <style:table-column-properties fo:break-before="auto" style:column-width="1.6929in"/>
    </style:style>
    <style:style style:name="co8" style:family="table-column">
      <style:table-column-properties fo:break-before="auto" style:column-width="0.4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18pF</text:p>
          </table:table-cell>
          <table:table-cell office:value-type="float" office:value="2">
            <text:p>2</text:p>
          </table:table-cell>
          <table:table-cell office:value-type="string">
            <text:p>C31 C32</text:p>
          </table:table-cell>
          <table:table-cell/>
          <table:table-cell office:value-type="string">
            <text:p>810-C1608C0G1H180J</text:p>
          </table:table-cell>
          <table:table-cell office:value-type="string">
            <text:p>VJ0603A180JXACW1BC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50pF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/>
          <table:table-cell office:value-type="string">
            <text:p>77-VJ0603Y151KXACBC</text:p>
          </table:table-cell>
          <table:table-cell office:value-type="string">
            <text:p>16V</text:p>
          </table:table-cell>
          <table:table-cell office:value-type="string">
            <text:p>C0603C151J5GACTU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1nF</text:p>
          </table:table-cell>
          <table:table-cell office:value-type="float" office:value="8">
            <text:p>8</text:p>
          </table:table-cell>
          <table:table-cell office:value-type="string">
            <text:p>C13 C14 C15 C16 C17 C18 C19 C20</text:p>
          </table:table-cell>
          <table:table-cell/>
          <table:table-cell office:value-type="string">
            <text:p>581-06031C102K</text:p>
          </table:table-cell>
          <table:table-cell office:value-type="string">
            <text:p>C0603C102K1RACTU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SM0603</text:p>
          </table:table-cell>
          <table:table-cell office:value-type="string">
            <text:p>581-06031C102K</text:p>
          </table:table-cell>
          <table:table-cell office:value-type="float" office:value="100">
            <text:p>100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.3nF</text:p>
          </table:table-cell>
          <table:table-cell office:value-type="float" office:value="1">
            <text:p>1</text:p>
          </table:table-cell>
          <table:table-cell office:value-type="string">
            <text:p>C22</text:p>
          </table:table-cell>
          <table:table-cell/>
          <table:table-cell office:value-type="string">
            <text:p>77-VJ0603Y332KXACBC</text:p>
          </table:table-cell>
          <table:table-cell office:value-type="float" office:value="16">
            <text:p>16</text:p>
          </table:table-cell>
          <table:table-cell office:value-type="string">
            <text:p>C0603C332K5RACTU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3.3nF</text:p>
          </table:table-cell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/>
          <table:table-cell office:value-type="string">
            <text:p>77-VJ0603Y332KXACBC</text:p>
          </table:table-cell>
          <table:table-cell office:value-type="string">
            <text:p>16V</text:p>
          </table:table-cell>
          <table:table-cell office:value-type="string">
            <text:p>C0603C332K5RACTU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string">
            <text:p>C7 C26</text:p>
          </table:table-cell>
          <table:table-cell/>
          <table:table-cell office:value-type="string">
            <text:p>GRM188R71H103JA01D</text:p>
          </table:table-cell>
          <table:table-cell office:value-type="string">
            <text:p>C0603C103M5RAC7411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0.1uF</text:p>
          </table:table-cell>
          <table:table-cell office:value-type="float" office:value="1">
            <text:p>1</text:p>
          </table:table-cell>
          <table:table-cell office:value-type="string">
            <text:p>C35</text:p>
          </table:table-cell>
          <table:table-cell/>
          <table:table-cell office:value-type="string">
            <text:p>581-060316C104K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/>
          <table:table-cell office:value-type="string">
            <text:p>603-CC206KKX7R0BB104</text:p>
          </table:table-cell>
          <table:table-cell office:value-type="string">
            <text:p>100V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100nF</text:p>
          </table:table-cell>
          <table:table-cell office:value-type="float" office:value="2">
            <text:p>2</text:p>
          </table:table-cell>
          <table:table-cell office:value-type="string">
            <text:p>C5 C9</text:p>
          </table:table-cell>
          <table:table-cell/>
          <table:table-cell office:value-type="string">
            <text:p>603-CC206KKX7R0BB104</text:p>
          </table:table-cell>
          <table:table-cell office:value-type="string">
            <text:p>100V</text:p>
          </table:table-cell>
          <table:table-cell office:value-type="string">
            <text:p>CG HMK212 B7104KG-T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100nF</text:p>
          </table:table-cell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/>
          <table:table-cell office:value-type="string">
            <text:p>77-VJ0603V104ZXAPBC</text:p>
          </table:table-cell>
          <table:table-cell office:value-type="string">
            <text:p>16V</text:p>
          </table:table-cell>
          <table:table-cell office:value-type="string">
            <text:p>C0603C104K3RAC7411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0.33uF</text:p>
          </table:table-cell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/>
          <table:table-cell office:value-type="string">
            <text:p>810-C1608X5R1C334K</text:p>
          </table:table-cell>
          <table:table-cell office:value-type="string">
            <text:p>16V</text:p>
          </table:table-cell>
          <table:table-cell office:value-type="string">
            <text:p>GRM188R71C334KA01D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10uf</text:p>
          </table:table-cell>
          <table:table-cell office:value-type="float" office:value="3">
            <text:p>3</text:p>
          </table:table-cell>
          <table:table-cell office:value-type="string">
            <text:p>C1 C3 C11</text:p>
          </table:table-cell>
          <table:table-cell/>
          <table:table-cell office:value-type="string">
            <text:p>603-CC603MRX5R5BB106</text:p>
          </table:table-cell>
          <table:table-cell office:value-type="string">
            <text:p>C0805C106M9PACTU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 office:value-type="string">
            <text:p>C30</text:p>
          </table:table-cell>
          <table:table-cell/>
          <table:table-cell office:value-type="string">
            <text:p>603-CC603MRX5R5BB106</text:p>
          </table:table-cell>
          <table:table-cell office:value-type="string">
            <text:p>C0805C106M9PACTU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5uF</text:p>
          </table:table-cell>
          <table:table-cell office:value-type="float" office:value="1">
            <text:p>1</text:p>
          </table:table-cell>
          <table:table-cell office:value-type="string">
            <text:p>C10</text:p>
          </table:table-cell>
          <table:table-cell/>
          <table:table-cell office:value-type="string">
            <text:p>647-UUR2A220MNL1GS</text:p>
          </table:table-cell>
          <table:table-cell office:value-type="string">
            <text:p>100V</text:p>
          </table:table-cell>
          <table:table-cell office:value-type="string">
            <text:p>EEE-TG2A220UP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15uF</text:p>
          </table:table-cell>
          <table:table-cell office:value-type="float" office:value="1">
            <text:p>1</text:p>
          </table:table-cell>
          <table:table-cell office:value-type="string">
            <text:p>C55</text:p>
          </table:table-cell>
          <table:table-cell/>
          <table:table-cell office:value-type="string">
            <text:p>647-UUR2A220MNL1GS</text:p>
          </table:table-cell>
          <table:table-cell office:value-type="string">
            <text:p>100V</text:p>
          </table:table-cell>
          <table:table-cell table:number-columns-repeated="2"/>
        </table:table-row>
        <table:table-row table:style-name="ro1">
          <table:table-cell office:value-type="string">
            <text:p>22uF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/>
          <table:table-cell office:value-type="string">
            <text:p>810-C1608X5R0J226M</text:p>
          </table:table-cell>
          <table:table-cell table:number-columns-repeated="3"/>
        </table:table-row>
        <table:table-row table:style-name="ro1">
          <table:table-cell office:value-type="string">
            <text:p>22uF</text:p>
          </table:table-cell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/>
          <table:table-cell office:value-type="string">
            <text:p>603-CC805MKX5R5BB226</text:p>
          </table:table-cell>
          <table:table-cell office:value-type="string">
            <text:p>6.3V</text:p>
          </table:table-cell>
          <table:table-cell office:value-type="string">
            <text:p>CE JMK212 BJ226MG-T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560uF</text:p>
          </table:table-cell>
          <table:table-cell office:value-type="float" office:value="1">
            <text:p>1</text:p>
          </table:table-cell>
          <table:table-cell office:value-type="string">
            <text:p>C25</text:p>
          </table:table-cell>
          <table:table-cell/>
          <table:table-cell office:value-type="string">
            <text:p>647-UCD0J102MNL1GS</text:p>
          </table:table-cell>
          <table:table-cell office:value-type="string">
            <text:p>6.3V</text:p>
          </table:table-cell>
          <table:table-cell office:value-type="string">
            <text:p>EEE-FK1A681AP</text:p>
          </table:table-cell>
          <table:table-cell office:value-type="string">
            <text:p>Avnet</text:p>
          </table:table-cell>
        </table:table-row>
        <table:table-row table:style-name="ro1">
          <table:table-cell office:value-type="string">
            <text:p>560uF</text:p>
          </table:table-cell>
          <table:table-cell office:value-type="float" office:value="1">
            <text:p>1</text:p>
          </table:table-cell>
          <table:table-cell office:value-type="string">
            <text:p>C54</text:p>
          </table:table-cell>
          <table:table-cell/>
          <table:table-cell office:value-type="string">
            <text:p>598-AVE108M10G24T-F</text:p>
          </table:table-cell>
          <table:table-cell office:value-type="string">
            <text:p>6.3V</text:p>
          </table:table-cell>
          <table:table-cell table:number-columns-repeated="2"/>
        </table:table-row>
        <table:table-row table:style-name="ro1">
          <table:table-cell office:value-type="string">
            <text:p>.1uF</text:p>
          </table:table-cell>
          <table:table-cell office:value-type="float" office:value="1">
            <text:p>1</text:p>
          </table:table-cell>
          <table:table-cell office:value-type="string">
            <text:p>C27</text:p>
          </table:table-cell>
          <table:table-cell/>
          <table:table-cell office:value-type="string">
            <text:p>581-060316C104K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-100nF</text:p>
          </table:table-cell>
          <table:table-cell office:value-type="float" office:value="2">
            <text:p>2</text:p>
          </table:table-cell>
          <table:table-cell office:value-type="string">
            <text:p>C28 C29</text:p>
          </table:table-cell>
          <table:table-cell/>
          <table:table-cell office:value-type="string">
            <text:p>581-060316C104K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.1uF</text:p>
          </table:table-cell>
          <table:table-cell office:value-type="float" office:value="1">
            <text:p>1</text:p>
          </table:table-cell>
          <table:table-cell office:value-type="string">
            <text:p>C33</text:p>
          </table:table-cell>
          <table:table-cell/>
          <table:table-cell office:value-type="string">
            <text:p>581-060316C104K</text:p>
          </table:table-cell>
          <table:table-cell office:value-type="string">
            <text:p>C0603C104K3RAC7411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DIODESCH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/>
          <table:table-cell office:value-type="string">
            <text:p>863-MBRS1100T3G</text:p>
          </table:table-cell>
          <table:table-cell office:value-type="string">
            <text:p>MBRS1100T3G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V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/>
          <table:table-cell office:value-type="string">
            <text:p>625-BZT52C5V1-V</text:p>
          </table:table-cell>
          <table:table-cell office:value-type="string">
            <text:p>BZT52C5V1-7-F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LED</text:p>
          </table:table-cell>
          <table:table-cell office:value-type="float" office:value="2">
            <text:p>2</text:p>
          </table:table-cell>
          <table:table-cell office:value-type="string">
            <text:p>D3 D4</text:p>
          </table:table-cell>
          <table:table-cell/>
          <table:table-cell office:value-type="string">
            <text:p>889-SWAA05</text:p>
          </table:table-cell>
          <table:table-cell table:number-columns-repeated="3"/>
        </table:table-row>
        <table:table-row table:style-name="ro1">
          <table:table-cell office:value-type="string">
            <text:p>DIODESCH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/>
          <table:table-cell office:value-type="string">
            <text:p>863-MBRS1100T3G</text:p>
          </table:table-cell>
          <table:table-cell table:number-columns-repeated="3"/>
        </table:table-row>
        <table:table-row table:style-name="ro1">
          <table:table-cell office:value-type="string">
            <text:p>3.3VDC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number-columns-repeated="5"/>
        </table:table-row>
        <table:table-row table:style-name="ro1">
          <table:table-cell office:value-type="string">
            <text:p>48VDC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number-columns-repeated="5"/>
        </table:table-row>
        <table:table-row table:style-name="ro1">
          <table:table-cell office:value-type="string">
            <text:p>RJ45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/>
          <table:table-cell office:value-type="string">
            <text:p>H1197NL</text:p>
          </table:table-cell>
          <table:table-cell office:value-type="string">
            <text:p>RJHSE3381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SERIAL</text:p>
          </table:table-cell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table:number-columns-repeated="5"/>
        </table:table-row>
        <table:table-row table:style-name="ro1"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/>
          <table:table-cell office:value-type="string">
            <text:p>649-78548-406HLF</text:p>
          </table:table-cell>
          <table:table-cell office:value-type="string">
            <text:p>78548-406HLF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LAMP</text:p>
          </table:table-cell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table:number-columns-repeated="5"/>
        </table:table-row>
        <table:table-row table:style-name="ro1">
          <table:table-cell office:value-type="string">
            <text:p>33uH</text:p>
          </table:table-cell>
          <table:table-cell office:value-type="float" office:value="1">
            <text:p>1</text:p>
          </table:table-cell>
          <table:table-cell office:value-type="string">
            <text:p>L2</text:p>
          </table:table-cell>
          <table:table-cell/>
          <table:table-cell office:value-type="string">
            <text:p>652-SDR0805-330KL</text:p>
          </table:table-cell>
          <table:table-cell office:value-type="string">
            <text:p>SDR0805-330KL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3uH</text:p>
          </table:table-cell>
          <table:table-cell office:value-type="float" office:value="1">
            <text:p>1</text:p>
          </table:table-cell>
          <table:table-cell office:value-type="string">
            <text:p>L4</text:p>
          </table:table-cell>
          <table:table-cell/>
          <table:table-cell office:value-type="string">
            <text:p>652-SDR0805-330KL</text:p>
          </table:table-cell>
          <table:table-cell table:number-columns-repeated="3"/>
        </table:table-row>
        <table:table-row table:style-name="ro1">
          <table:table-cell office:value-type="string">
            <text:p>30ohmFB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/>
          <table:table-cell office:value-type="string">
            <text:p>81-BLM21P300S</text:p>
          </table:table-cell>
          <table:table-cell office:value-type="string">
            <text:p>BLM21PG300SN1D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FB</text:p>
          </table:table-cell>
          <table:table-cell office:value-type="float" office:value="1">
            <text:p>1</text:p>
          </table:table-cell>
          <table:table-cell office:value-type="string">
            <text:p>L3</text:p>
          </table:table-cell>
          <table:table-cell/>
          <table:table-cell office:value-type="string">
            <text:p>81-BLM21P300S</text:p>
          </table:table-cell>
          <table:table-cell office:value-type="string">
            <text:p>BLM21PG300SN1D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CONN_2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table:number-columns-repeated="5"/>
        </table:table-row>
        <table:table-row table:style-name="ro1">
          <table:table-cell office:value-type="string">
            <text:p>CONN_10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  <table:table-cell table:number-columns-repeated="5"/>
        </table:table-row>
        <table:table-row table:style-name="ro1">
          <table:table-cell office:value-type="string">
            <text:p>48PWM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table:number-columns-repeated="5"/>
        </table:table-row>
        <table:table-row table:style-name="ro1">
          <table:table-cell office:value-type="string">
            <text:p>MOSFET_N</text:p>
          </table:table-cell>
          <table:table-cell office:value-type="float" office:value="1">
            <text:p>1</text:p>
          </table:table-cell>
          <table:table-cell office:value-type="string">
            <text:p>Q3</text:p>
          </table:table-cell>
          <table:table-cell/>
          <table:table-cell office:value-type="string">
            <text:p>942-IRLML2060TRPBF</text:p>
          </table:table-cell>
          <table:table-cell table:number-columns-repeated="3"/>
        </table:table-row>
        <table:table-row table:style-name="ro1">
          <table:table-cell office:value-type="string">
            <text:p>SOT23-BEC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transistor-SOT23-BEC</text:p>
          </table:table-cell>
          <table:table-cell office:value-type="string">
            <text:p>512-MMBT3904</text:p>
          </table:table-cell>
          <table:table-cell office:value-type="string">
            <text:p>MMBT3904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PNP</text:p>
          </table:table-cell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transistor-SOT23-BEC</text:p>
          </table:table-cell>
          <table:table-cell office:value-type="string">
            <text:p>771-BCW89215</text:p>
          </table:table-cell>
          <table:table-cell office:value-type="string">
            <text:p>BCW89,215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.1R</text:p>
          </table:table-cell>
          <table:table-cell office:value-type="float" office:value="1">
            <text:p>1</text:p>
          </table:table-cell>
          <table:table-cell office:value-type="string">
            <text:p>R12</text:p>
          </table:table-cell>
          <table:table-cell/>
          <table:table-cell office:value-type="string">
            <text:p>301-5.1-RC</text:p>
          </table:table-cell>
          <table:table-cell office:value-type="string">
            <text:p>CRCW06035R1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R56 R57</text:p>
          </table:table-cell>
          <table:table-cell/>
          <table:table-cell office:value-type="string">
            <text:p>603-AC0603FR-0710RL</text:p>
          </table:table-cell>
          <table:table-cell office:value-type="string">
            <text:p>CRCW060310R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45.3R</text:p>
          </table:table-cell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/>
          <table:table-cell office:value-type="string">
            <text:p>302-45.3-RC</text:p>
          </table:table-cell>
          <table:table-cell office:value-type="string">
            <text:p>ERJ-3EKF45R3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R47 R48 R49 R50</text:p>
          </table:table-cell>
          <table:table-cell/>
          <table:table-cell office:value-type="string">
            <text:p>301-51-RC</text:p>
          </table:table-cell>
          <table:table-cell office:value-type="string">
            <text:p>ERJ-3EKF51R0V 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string">
            <text:p>R41 R42</text:p>
          </table:table-cell>
          <table:table-cell/>
          <table:table-cell office:value-type="string">
            <text:p>301-220-RC</text:p>
          </table:table-cell>
          <table:table-cell office:value-type="string">
            <text:p>ERJ-3GEYJ224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2.32K 1%</text:p>
          </table:table-cell>
          <table:table-cell office:value-type="float" office:value="1">
            <text:p>1</text:p>
          </table:table-cell>
          <table:table-cell office:value-type="string">
            <text:p>R40</text:p>
          </table:table-cell>
          <table:table-cell/>
          <table:table-cell office:value-type="string">
            <text:p>302-2.32K-RC</text:p>
          </table:table-cell>
          <table:table-cell office:value-type="string">
            <text:p>CRCW06032K32FK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.327K</text:p>
          </table:table-cell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/>
          <table:table-cell office:value-type="string">
            <text:p>667-ERJ-3EKF9531V</text:p>
          </table:table-cell>
          <table:table-cell office:value-type="string">
            <text:p>CRCW06033K32FK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.6K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/>
          <table:table-cell office:value-type="string">
            <text:p>279-CFR25J5K6</text:p>
          </table:table-cell>
          <table:table-cell office:value-type="string">
            <text:p>ERJ-3EKF5601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/>
          <table:table-cell office:value-type="string">
            <text:p>667-ERJ-3EKF1002V</text:p>
          </table:table-cell>
          <table:table-cell office:value-type="string">
            <text:p>RC1608F1002C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4">
            <text:p>4</text:p>
          </table:table-cell>
          <table:table-cell office:value-type="string">
            <text:p>R4 R5 R8 R9</text:p>
          </table:table-cell>
          <table:table-cell/>
          <table:table-cell office:value-type="string">
            <text:p>667-ERJ-3EKF1002V</text:p>
          </table:table-cell>
          <table:table-cell office:value-type="string">
            <text:p>RC1608F1002C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25.5k</text:p>
          </table:table-cell>
          <table:table-cell office:value-type="float" office:value="4">
            <text:p>4</text:p>
          </table:table-cell>
          <table:table-cell office:value-type="string">
            <text:p>R6 R51 R52 R53</text:p>
          </table:table-cell>
          <table:table-cell/>
          <table:table-cell office:value-type="string">
            <text:p>667-ERJ-3EKF2552V</text:p>
          </table:table-cell>
          <table:table-cell office:value-type="string">
            <text:p>ERJ-3EKF2552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0.1k</text:p>
          </table:table-cell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/>
          <table:table-cell office:value-type="string">
            <text:p>667-ERJ-3EKF3012V</text:p>
          </table:table-cell>
          <table:table-cell office:value-type="string">
            <text:p>CRCW060330K1FK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47k</text:p>
          </table:table-cell>
          <table:table-cell office:value-type="float" office:value="2">
            <text:p>2</text:p>
          </table:table-cell>
          <table:table-cell office:value-type="string">
            <text:p>R2 R55</text:p>
          </table:table-cell>
          <table:table-cell/>
          <table:table-cell office:value-type="string">
            <text:p>667-ERJ-3GEYJ473V</text:p>
          </table:table-cell>
          <table:table-cell office:value-type="string">
            <text:p>CRCW060347K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2">
            <text:p>2</text:p>
          </table:table-cell>
          <table:table-cell office:value-type="string">
            <text:p>R13 R14</text:p>
          </table:table-cell>
          <table:table-cell/>
          <table:table-cell office:value-type="string">
            <text:p>603-AC0603JR-07100KL</text:p>
          </table:table-cell>
          <table:table-cell office:value-type="string">
            <text:p>RC1608F1003C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R7 R15</text:p>
          </table:table-cell>
          <table:table-cell/>
          <table:table-cell office:value-type="string">
            <text:p>603-AC0603JR-071ML</text:p>
          </table:table-cell>
          <table:table-cell office:value-type="string">
            <text:p>CRCW06031M0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SPST-D</text:p>
          </table:table-cell>
          <table:table-cell office:value-type="float" office:value="2">
            <text:p>2</text:p>
          </table:table-cell>
          <table:table-cell office:value-type="string">
            <text:p>Sw1 Sw2</text:p>
          </table:table-cell>
          <table:table-cell/>
          <table:table-cell table:number-columns-repeated="2" office:value-type="string">
            <text:p>101-0624-EV</text:p>
          </table:table-cell>
          <table:table-cell office:value-type="string">
            <text:p>Mouser</text:p>
          </table:table-cell>
          <table:table-cell/>
        </table:table-row>
        <table:table-row table:style-name="ro1">
          <table:table-cell office:value-type="string">
            <text:p>H2019</text:p>
          </table:table-cell>
          <table:table-cell office:value-type="float" office:value="1">
            <text:p>1</text:p>
          </table:table-cell>
          <table:table-cell office:value-type="string">
            <text:p>T1</text:p>
          </table:table-cell>
          <table:table-cell/>
          <table:table-cell office:value-type="string">
            <text:p>871-B78476A8248A3</text:p>
          </table:table-cell>
          <table:table-cell office:value-type="string">
            <text:p>H2019NL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LM358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/>
          <table:table-cell office:value-type="string">
            <text:p>LM358AD</text:p>
          </table:table-cell>
          <table:table-cell office:value-type="string">
            <text:p>Avnet</text:p>
          </table:table-cell>
          <table:table-cell table:number-columns-repeated="2"/>
        </table:table-row>
        <table:table-row table:style-name="ro1">
          <table:table-cell office:value-type="string">
            <text:p>SI3402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/>
          <table:table-cell office:value-type="string">
            <text:p>634-SI3402-A-GM</text:p>
          </table:table-cell>
          <table:table-cell office:value-type="string">
            <text:p>SI3402-A-GM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XMEGA-A4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/>
          <table:table-cell office:value-type="string">
            <text:p>ATXMEGA32A4U-AU</text:p>
          </table:table-cell>
          <table:table-cell office:value-type="string">
            <text:p>Avnet</text:p>
          </table:table-cell>
          <table:table-cell table:number-columns-repeated="2"/>
        </table:table-row>
        <table:table-row table:style-name="ro1">
          <table:table-cell office:value-type="string">
            <text:p>RE200B</text:p>
          </table:table-cell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GA1A1S</text:p>
          </table:table-cell>
          <table:table-cell office:value-type="float" office:value="1">
            <text:p>1</text:p>
          </table:table-cell>
          <table:table-cell office:value-type="string">
            <text:p>U8</text:p>
          </table:table-cell>
          <table:table-cell/>
          <table:table-cell office:value-type="string">
            <text:p>852-GA1A1S202WP</text:p>
          </table:table-cell>
          <table:table-cell table:number-columns-repeated="3"/>
        </table:table-row>
        <table:table-row table:style-name="ro1">
          <table:table-cell office:value-type="string">
            <text:p>ENC28J60-SSOP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microchip-enc28j60-SSOP28</text:p>
          </table:table-cell>
          <table:table-cell office:value-type="string">
            <text:p>579-ENC28J60-I/SS</text:p>
          </table:table-cell>
          <table:table-cell office:value-type="string">
            <text:p>ENC28J60/S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5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/>
          <table:table-cell office:value-type="string">
            <text:p>815-ABM3C-25-D4YT</text:p>
          </table:table-cell>
          <table:table-cell office:value-type="string">
            <text:p>FQ5032B-25.000</text:p>
          </table:table-cell>
          <table:table-cell office:value-type="string">
            <text:p>Avnet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18pF</text:p>
          </table:table-cell>
          <table:table-cell/>
          <table:table-cell office:value-type="string">
            <text:p>C31 C3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J0603A180JXACW1BC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/>
          <table:table-cell office:value-type="string">
            <text:p>C4</text:p>
          </table:table-cell>
          <table:table-cell office:value-type="string">
            <text:p>100V</text:p>
          </table:table-cell>
          <table:table-cell office:value-type="float" office:value="1">
            <text:p>1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  <table:table-cell/>
        </table:table-row>
        <table:table-row table:style-name="ro3">
          <table:table-cell office:value-type="string">
            <text:p>1nF</text:p>
          </table:table-cell>
          <table:table-cell/>
          <table:table-cell office:value-type="string">
            <text:p>C12 C13 C14 C15 C16 C17 C18 C19 C2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C0603C102K1RACTU</text:p>
          </table:table-cell>
          <table:table-cell office:value-type="string">
            <text:p>Avnet</text:p>
          </table:table-cell>
          <table:table-cell office:value-type="string">
            <text:p>!</text:p>
          </table:table-cell>
        </table:table-row>
        <table:table-row table:style-name="ro1">
          <table:table-cell office:value-type="string">
            <text:p>10nF</text:p>
          </table:table-cell>
          <table:table-cell/>
          <table:table-cell office:value-type="string">
            <text:p>C7 C2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0603C103M5RAC7411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0.1uF</text:p>
          </table:table-cell>
          <table:table-cell/>
          <table:table-cell office:value-type="string">
            <text:p>C3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  <table:table-cell/>
        </table:table-row>
        <table:table-row table:style-name="ro3">
          <table:table-cell office:value-type="string">
            <text:p>10uf</text:p>
          </table:table-cell>
          <table:table-cell/>
          <table:table-cell office:value-type="string">
            <text:p>C1 C3 C11 C3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0805C106M9PACTU</text:p>
          </table:table-cell>
          <table:table-cell office:value-type="string">
            <text:p>Avnet</text:p>
          </table:table-cell>
          <table:table-cell office:value-type="string">
            <text:p>!</text:p>
          </table:table-cell>
        </table:table-row>
        <table:table-row table:style-name="ro3">
          <table:table-cell office:value-type="string">
            <text:p>.1uF</text:p>
          </table:table-cell>
          <table:table-cell/>
          <table:table-cell office:value-type="string">
            <text:p>C27 C28 C29 C3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2061C104KAT2A</text:p>
          </table:table-cell>
          <table:table-cell office:value-type="string">
            <text:p>Avnet</text:p>
          </table:table-cell>
          <table:table-cell office:value-type="string">
            <text:p>!</text:p>
          </table:table-cell>
        </table:table-row>
        <table:table-row table:style-name="ro1">
          <table:table-cell office:value-type="string">
            <text:p>DIODESCH</text:p>
          </table:table-cell>
          <table:table-cell/>
          <table:table-cell office:value-type="string">
            <text:p>D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BRS1100T3G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V</text:p>
          </table:table-cell>
          <table:table-cell/>
          <table:table-cell office:value-type="string">
            <text:p>D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ZT52C5V1-7-F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RJ45</text:p>
          </table:table-cell>
          <table:table-cell/>
          <table:table-cell office:value-type="string">
            <text:p>J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JHSE3381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ISP</text:p>
          </table:table-cell>
          <table:table-cell/>
          <table:table-cell office:value-type="string">
            <text:p>J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8548-406HLF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3uH</text:p>
          </table:table-cell>
          <table:table-cell/>
          <table:table-cell office:value-type="string">
            <text:p>L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DR0805-330KL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0ohmFB</text:p>
          </table:table-cell>
          <table:table-cell/>
          <table:table-cell office:value-type="string">
            <text:p>L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LM21PG300SN1D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FB</text:p>
          </table:table-cell>
          <table:table-cell/>
          <table:table-cell office:value-type="string">
            <text:p>L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LM21PG300SN1D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SOT23-BEC</text:p>
          </table:table-cell>
          <table:table-cell/>
          <table:table-cell office:value-type="string">
            <text:p>Q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MBT3904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PNP</text:p>
          </table:table-cell>
          <table:table-cell/>
          <table:table-cell office:value-type="string">
            <text:p>Q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CW89,215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.1R</text:p>
          </table:table-cell>
          <table:table-cell/>
          <table:table-cell office:value-type="string">
            <text:p>R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RCW06035R1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R56 R5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RCW060310R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45.3R</text:p>
          </table:table-cell>
          <table:table-cell/>
          <table:table-cell office:value-type="string">
            <text:p>R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RJ-3EKF45R3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R47 R48 R49 R5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RJ-3EKF51R0V 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string">
            <text:p>R41 R4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RJ-3GEYJ224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2.32K 1%</text:p>
          </table:table-cell>
          <table:table-cell/>
          <table:table-cell office:value-type="string">
            <text:p>R4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RCW06032K32FK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.327K</text:p>
          </table:table-cell>
          <table:table-cell/>
          <table:table-cell office:value-type="string">
            <text:p>R1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RCW06033K32FK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.6K</text:p>
          </table:table-cell>
          <table:table-cell/>
          <table:table-cell office:value-type="string">
            <text:p>R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RJ-3EKF5601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/>
          <table:table-cell office:value-type="string">
            <text:p>R1 R4 R5 R8 R9</text:p>
          </table:table-cell>
          <table:table-cell/>
          <table:table-cell office:value-type="float" office:value="5">
            <text:p>5</text:p>
          </table:table-cell>
          <table:table-cell office:value-type="string">
            <text:p>RC1608F1002C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25.5k</text:p>
          </table:table-cell>
          <table:table-cell/>
          <table:table-cell office:value-type="string">
            <text:p>R6 R51 R52 R5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RJ-3EKF2552V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30.1k</text:p>
          </table:table-cell>
          <table:table-cell/>
          <table:table-cell office:value-type="string">
            <text:p>R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RCW060330K1FK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47k</text:p>
          </table:table-cell>
          <table:table-cell/>
          <table:table-cell office:value-type="string">
            <text:p>R2 R5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RCW060347K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/>
          <table:table-cell office:value-type="string">
            <text:p>R13 R1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C1608F1003C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M</text:p>
          </table:table-cell>
          <table:table-cell/>
          <table:table-cell office:value-type="string">
            <text:p>R7 R1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RCW06031M00JNEA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H2019</text:p>
          </table:table-cell>
          <table:table-cell/>
          <table:table-cell office:value-type="string">
            <text:p>T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2019NL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SI3402</text:p>
          </table:table-cell>
          <table:table-cell/>
          <table:table-cell office:value-type="string">
            <text:p>U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3402-A-GM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ENC28J60-SSOP</text:p>
          </table:table-cell>
          <table:table-cell/>
          <table:table-cell office:value-type="string">
            <text:p>U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NC28J60/SS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5MHz</text:p>
          </table:table-cell>
          <table:table-cell/>
          <table:table-cell office:value-type="string">
            <text:p>X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Q5032B-25.000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/>
          <table:table-cell office:value-type="string">
            <text:p>C6</text:p>
          </table:table-cell>
          <table:table-cell office:value-type="string">
            <text:p>16V</text:p>
          </table:table-cell>
          <table:table-cell office:value-type="float" office:value="1">
            <text:p>1</text:p>
          </table:table-cell>
          <table:table-cell office:value-type="string">
            <text:p>C0603C104K3RAC7411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50pF</text:p>
          </table:table-cell>
          <table:table-cell/>
          <table:table-cell office:value-type="string">
            <text:p>C8</text:p>
          </table:table-cell>
          <table:table-cell office:value-type="string">
            <text:p>16V</text:p>
          </table:table-cell>
          <table:table-cell office:value-type="float" office:value="1">
            <text:p>1</text:p>
          </table:table-cell>
          <table:table-cell office:value-type="string">
            <text:p>C0603C151J5GACTU</text:p>
          </table:table-cell>
          <table:table-cell office:value-type="string">
            <text:p>Avnet</text:p>
          </table:table-cell>
          <table:table-cell/>
        </table:table-row>
        <table:table-row table:style-name="ro4">
          <table:table-cell office:value-type="string">
            <text:p>3.3nF</text:p>
          </table:table-cell>
          <table:table-cell/>
          <table:table-cell office:value-type="string">
            <text:p>C22 C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C0603C332K5RACTU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22uF</text:p>
          </table:table-cell>
          <table:table-cell/>
          <table:table-cell office:value-type="string">
            <text:p>C21</text:p>
          </table:table-cell>
          <table:table-cell office:value-type="string">
            <text:p>6.3V</text:p>
          </table:table-cell>
          <table:table-cell office:value-type="float" office:value="1">
            <text:p>1</text:p>
          </table:table-cell>
          <table:table-cell office:value-type="string">
            <text:p>CE JMK212 BJ226MG-T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/>
          <table:table-cell office:value-type="string">
            <text:p>C5 C9</text:p>
          </table:table-cell>
          <table:table-cell office:value-type="string">
            <text:p>100V</text:p>
          </table:table-cell>
          <table:table-cell office:value-type="float" office:value="2">
            <text:p>2</text:p>
          </table:table-cell>
          <table:table-cell office:value-type="string">
            <text:p>CG HMK212 B7104KG-T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560uF</text:p>
          </table:table-cell>
          <table:table-cell/>
          <table:table-cell office:value-type="string">
            <text:p>C25</text:p>
          </table:table-cell>
          <table:table-cell office:value-type="string">
            <text:p>6.3V</text:p>
          </table:table-cell>
          <table:table-cell office:value-type="float" office:value="1">
            <text:p>1</text:p>
          </table:table-cell>
          <table:table-cell office:value-type="string">
            <text:p>EEE-FK1A681AP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15uF</text:p>
          </table:table-cell>
          <table:table-cell/>
          <table:table-cell office:value-type="string">
            <text:p>C10</text:p>
          </table:table-cell>
          <table:table-cell office:value-type="string">
            <text:p>100V</text:p>
          </table:table-cell>
          <table:table-cell office:value-type="float" office:value="1">
            <text:p>1</text:p>
          </table:table-cell>
          <table:table-cell office:value-type="string">
            <text:p>EEE-TG2A220UP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0.33uF</text:p>
          </table:table-cell>
          <table:table-cell/>
          <table:table-cell office:value-type="string">
            <text:p>C24</text:p>
          </table:table-cell>
          <table:table-cell office:value-type="string">
            <text:p>16V</text:p>
          </table:table-cell>
          <table:table-cell office:value-type="float" office:value="1">
            <text:p>1</text:p>
          </table:table-cell>
          <table:table-cell office:value-type="string">
            <text:p>GRM188R71C334KA01D</text:p>
          </table:table-cell>
          <table:table-cell office:value-type="string">
            <text:p>Avnet</text:p>
          </table:table-cell>
          <table:table-cell/>
        </table:table-row>
        <table:table-row table:style-name="ro1">
          <table:table-cell office:value-type="string">
            <text:p>SPST-D</text:p>
          </table:table-cell>
          <table:table-cell/>
          <table:table-cell office:value-type="string">
            <text:p>Sw1 Sw2</text:p>
          </table:table-cell>
          <table:table-cell office:value-type="string">
            <text:p>101-0624-EV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>
            <text:p>15uF</text:p>
          </table:table-cell>
          <table:table-cell/>
          <table:table-cell office:value-type="string">
            <text:p>C55</text:p>
          </table:table-cell>
          <table:table-cell office:value-type="string">
            <text:p>100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22uF</text:p>
          </table:table-cell>
          <table:table-cell/>
          <table:table-cell office:value-type="string">
            <text:p>C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560uF</text:p>
          </table:table-cell>
          <table:table-cell/>
          <table:table-cell office:value-type="string">
            <text:p>C54</text:p>
          </table:table-cell>
          <table:table-cell office:value-type="string">
            <text:p>6.3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ED</text:p>
          </table:table-cell>
          <table:table-cell/>
          <table:table-cell office:value-type="string">
            <text:p>D3 D4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ODESCH</text:p>
          </table:table-cell>
          <table:table-cell/>
          <table:table-cell office:value-type="string">
            <text:p>D5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.3VDC</text:p>
          </table:table-cell>
          <table:table-cell/>
          <table:table-cell office:value-type="string">
            <text:p>J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48VDC</text:p>
          </table:table-cell>
          <table:table-cell/>
          <table:table-cell office:value-type="string">
            <text:p>J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RIAL</text:p>
          </table:table-cell>
          <table:table-cell/>
          <table:table-cell office:value-type="string">
            <text:p>J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AMP</text:p>
          </table:table-cell>
          <table:table-cell/>
          <table:table-cell office:value-type="string">
            <text:p>J7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3uH</text:p>
          </table:table-cell>
          <table:table-cell/>
          <table:table-cell office:value-type="string">
            <text:p>L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N_2</text:p>
          </table:table-cell>
          <table:table-cell/>
          <table:table-cell office:value-type="string">
            <text:p>P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N_10</text:p>
          </table:table-cell>
          <table:table-cell/>
          <table:table-cell office:value-type="string">
            <text:p>P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48PWM</text:p>
          </table:table-cell>
          <table:table-cell/>
          <table:table-cell office:value-type="string">
            <text:p>P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OSFET_N</text:p>
          </table:table-cell>
          <table:table-cell/>
          <table:table-cell office:value-type="string">
            <text:p>Q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M358</text:p>
          </table:table-cell>
          <table:table-cell/>
          <table:table-cell office:value-type="string">
            <text:p>U1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MEGA-A4</text:p>
          </table:table-cell>
          <table:table-cell/>
          <table:table-cell office:value-type="string">
            <text:p>U5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200B</text:p>
          </table:table-cell>
          <table:table-cell/>
          <table:table-cell office:value-type="string">
            <text:p>U6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GA1A1S</text:p>
          </table:table-cell>
          <table:table-cell/>
          <table:table-cell office:value-type="string">
            <text:p>U8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2.A1:Sheet2.G6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1T09:49:56</dc:date>
    <meta:document-statistic meta:table-count="2" meta:cell-count="662" meta:object-count="0"/>
    <meta:generator>LibreOffice/3.5$Linux_X86_64 LibreOffice_project/350m1$Build-2</meta:generator>
  </office:meta>
</office:document-meta>
</file>